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01cm" fo:margin-left="0cm" table:align="left" style:writing-mode="lr-tb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1.72cm"/>
    </style:style>
    <style:style style:name="Table1.C" style:family="table-column">
      <style:table-column-properties style:column-width="7.673cm"/>
    </style:style>
    <style:style style:name="Table1.D" style:family="table-column">
      <style:table-column-properties style:column-width="4.022cm"/>
    </style:style>
    <style:style style:name="Table1.A1" style:family="table-cell">
      <style:table-cell-properties style:vertical-align="top" fo:background-color="#dfdfdf" fo:padding-left="0.176cm" fo:padding-right="0.176cm" fo:padding-top="0cm" fo:padding-bottom="0cm" fo:border="0.75pt solid #000000">
        <style:background-image/>
      </style:table-cell-properties>
    </style:style>
    <style:style style:name="Table1.A2" style:family="table-cell">
      <style:table-cell-properties style:vertical-align="top" fo:background-color="#ffffff" fo:padding-left="0.176cm" fo:padding-right="0.176cm" fo:padding-top="0cm" fo:padding-bottom="0cm" fo:border="0.75pt solid #000000">
        <style:background-image/>
      </style:table-cell-properties>
    </style:style>
    <style:style style:name="Tabela1" style:family="table">
      <style:table-properties style:width="15.903cm" fo:margin-left="0cm" table:align="left"/>
    </style:style>
    <style:style style:name="Tabela1.A" style:family="table-column">
      <style:table-column-properties style:column-width="5.743cm"/>
    </style:style>
    <style:style style:name="Tabela1.B" style:family="table-column">
      <style:table-column-properties style:column-width="10.16cm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2" style:family="table">
      <style:table-properties style:width="15.903cm" fo:margin-left="0cm" table:align="left"/>
    </style:style>
    <style:style style:name="Tabela2.A" style:family="table-column">
      <style:table-column-properties style:column-width="5.743cm"/>
    </style:style>
    <style:style style:name="Tabela2.B" style:family="table-column">
      <style:table-column-properties style:column-width="10.16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44%" fo:text-align="center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.106cm" fo:margin-bottom="0cm" loext:contextual-spacing="false" fo:line-height="144%" fo:text-align="end" style:justify-single-word="false" fo:break-before="auto" fo:break-after="auto" style:writing-mode="lr-tb"/>
    </style:style>
    <style:style style:name="P4" style:family="paragraph" style:parent-style-name="Standard">
      <style:paragraph-properties fo:margin-top="0.106cm" fo:margin-bottom="0.106cm" loext:contextual-spacing="false" fo:line-height="144%" fo:text-align="end" style:justify-single-word="false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d1dfc" officeooo:paragraph-rsid="000d1df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-0.176cm" fo:margin-right="0cm" fo:margin-top="0.106cm" fo:margin-bottom="0.106cm" loext:contextual-spacing="false" fo:line-height="144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fo:background-color="#dfdfdf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8" style:family="paragraph" style:parent-style-name="Standard">
      <style:paragraph-properties fo:line-height="115%" style:writing-mode="lr-tb"/>
    </style:style>
    <style:style style:name="P9" style:family="paragraph" style:parent-style-name="Standard">
      <style:paragraph-properties fo:margin-left="0cm" fo:margin-right="-0.953cm" fo:margin-top="0.635cm" fo:margin-bottom="0.423cm" loext:contextual-spacing="false" fo:line-height="144%" fo:text-align="center" style:justify-single-word="false" fo:text-indent="0cm" style:auto-text-indent="false" fo:break-before="auto" fo:break-after="auto" style:writing-mode="lr-tb"/>
      <style:text-properties fo:color="#00b050" fo:font-size="28pt" officeooo:rsid="000d1dfc" officeooo:paragraph-rsid="000d1dfc" style:font-size-asian="28pt" style:font-size-complex="28pt"/>
    </style:style>
    <style:style style:name="P10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fo:color="#00b050"/>
    </style:style>
    <style:style style:name="P11" style:family="paragraph" style:parent-style-name="Standard" style:master-page-name="Standard">
      <style:paragraph-properties fo:margin-top="0cm" fo:margin-bottom="1.27cm" loext:contextual-spacing="false" fo:line-height="115%" fo:text-align="end" style:justify-single-word="false" style:page-number="auto" fo:break-before="auto" fo:break-after="auto" style:writing-mode="lr-tb"/>
    </style:style>
    <style:style style:name="P12" style:family="paragraph" style:parent-style-name="Standard">
      <style:text-properties officeooo:paragraph-rsid="0010ee01"/>
    </style:style>
    <style:style style:name="P13" style:family="paragraph" style:parent-style-name="Standard" style:master-page-name="Standard">
      <style:paragraph-properties fo:margin-left="0cm" fo:margin-right="-0.953cm" fo:margin-top="0.635cm" fo:margin-bottom="0cm" loext:contextual-spacing="false" fo:line-height="144%" fo:text-align="center" style:justify-single-word="false" fo:text-indent="0cm" style:auto-text-indent="false" style:page-number="auto" fo:break-before="auto" fo:break-after="auto" style:writing-mode="lr-tb"/>
      <style:text-properties fo:font-size="24pt" style:font-size-asian="24pt" style:font-size-complex="2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35%" fo:text-indent="1.27cm" style:auto-text-indent="false" style:writing-mode="lr-tb"/>
      <style:text-properties fo:font-weight="normal" officeooo:rsid="000e31f5" officeooo:paragraph-rsid="000e31f5" style:font-weight-asian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35%" fo:text-indent="1.27cm" style:auto-text-indent="false" style:writing-mode="lr-tb"/>
      <style:text-properties fo:font-weight="normal" officeooo:paragraph-rsid="000f2b80" style:font-weight-asian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35%" fo:text-indent="1.27cm" style:auto-text-indent="false" style:writing-mode="lr-tb"/>
      <style:text-properties fo:color="#00b050" officeooo:paragraph-rsid="000e31f5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35%" fo:text-indent="1.27cm" style:auto-text-indent="false" style:writing-mode="lr-tb"/>
      <style:text-properties fo:color="#00b050" officeooo:rsid="000f2b80" officeooo:paragraph-rsid="000f5195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35%" fo:text-indent="1.27cm" style:auto-text-indent="false" style:writing-mode="lr-tb"/>
      <style:text-properties style:use-window-font-color="true" fo:font-weight="normal" officeooo:rsid="000f2b80" officeooo:paragraph-rsid="000f2b80" style:font-weight-asian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35%" fo:text-indent="1.27cm" style:auto-text-indent="false" style:writing-mode="lr-tb"/>
      <style:text-properties officeooo:rsid="0015ff2c" officeooo:paragraph-rsid="0010ee0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35%" fo:text-indent="1.27cm" style:auto-text-indent="false" fo:break-before="auto" fo:break-after="auto" style:writing-mode="lr-tb"/>
      <style:text-properties fo:font-weight="normal" officeooo:rsid="000e31f5" officeooo:paragraph-rsid="000e31f5" style:font-weight-asian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35%" fo:text-align="justify" style:justify-single-word="false" fo:text-indent="1.27cm" style:auto-text-indent="false" fo:break-before="auto" fo:break-after="auto" style:writing-mode="lr-tb"/>
      <style:text-properties fo:font-weight="normal" officeooo:rsid="000f5195" officeooo:paragraph-rsid="000f5195" style:font-weight-asian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35%" fo:text-align="justify" style:justify-single-word="false" fo:text-indent="1.27cm" style:auto-text-indent="false" fo:break-before="auto" fo:break-after="auto" style:writing-mode="lr-tb"/>
      <style:text-properties officeooo:rsid="000fa6bc" officeooo:paragraph-rsid="000fa6bc"/>
    </style:style>
    <style:style style:name="P23" style:family="paragraph" style:parent-style-name="Standard" style:list-style-name="L1" style:master-page-name="">
      <loext:graphic-properties draw:fill="none"/>
      <style:paragraph-properties fo:margin-left="3.9cm" fo:margin-right="0cm" fo:margin-top="0cm" fo:margin-bottom="0cm" loext:contextual-spacing="false" fo:line-height="135%" fo:text-align="start" style:justify-single-word="false" fo:orphans="2" fo:widows="2" fo:text-indent="-0.9cm" style:auto-text-indent="false" style:page-number="auto" fo:break-before="auto" fo:break-after="auto" style:writing-mode="lr-tb"/>
      <style:text-properties style:use-window-font-color="true" fo:font-weight="normal" officeooo:rsid="000f2b80" officeooo:paragraph-rsid="000f2b80" style:font-weight-asian="normal" style:font-weight-complex="normal"/>
    </style:style>
    <style:style style:name="P24" style:family="paragraph" style:parent-style-name="Standard" style:list-style-name="L1">
      <loext:graphic-properties draw:fill="none"/>
      <style:paragraph-properties fo:margin-left="3.9cm" fo:margin-right="0cm" fo:margin-top="0cm" fo:margin-bottom="0cm" loext:contextual-spacing="false" fo:line-height="135%" fo:text-align="start" style:justify-single-word="false" fo:orphans="2" fo:widows="2" fo:text-indent="-0.9cm" style:auto-text-indent="false" fo:break-before="auto" fo:break-after="auto" style:writing-mode="lr-tb"/>
      <style:text-properties style:use-window-font-color="true" fo:font-weight="normal" officeooo:rsid="000f2b80" officeooo:paragraph-rsid="000f2b80" style:font-weight-asian="normal" style:font-weight-complex="normal"/>
    </style:style>
    <style:style style:name="P25" style:family="paragraph" style:parent-style-name="Standard" style:list-style-name="L1">
      <loext:graphic-properties draw:fill="none"/>
      <style:paragraph-properties fo:margin-top="0cm" fo:margin-bottom="0cm" loext:contextual-spacing="false" fo:line-height="135%" fo:text-align="start" style:justify-single-word="false" fo:orphans="2" fo:widows="2" style:writing-mode="lr-tb"/>
      <style:text-properties style:use-window-font-color="true" officeooo:paragraph-rsid="000f2b80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0ee01" officeooo:paragraph-rsid="0010ee0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Heading_20_2">
      <style:paragraph-properties fo:margin-top="0cm" fo:margin-bottom="0cm" loext:contextual-spacing="false" fo:line-height="115%" fo:break-before="auto" fo:break-after="auto" style:writing-mode="lr-tb"/>
    </style:style>
    <style:style style:name="P28" style:family="paragraph" style:parent-style-name="Heading_20_2">
      <style:paragraph-properties fo:margin-top="0cm" fo:margin-bottom="0cm" loext:contextual-spacing="false" fo:line-height="115%" style:writing-mode="lr-tb"/>
    </style:style>
    <style:style style:name="P29" style:family="paragraph" style:parent-style-name="Heading_20_1">
      <style:paragraph-properties fo:line-height="138%" fo:break-before="auto" fo:break-after="auto" style:writing-mode="lr-tb"/>
    </style:style>
    <style:style style:name="P30" style:family="paragraph" style:parent-style-name="Heading_20_1">
      <style:paragraph-properties fo:margin-top="0cm" fo:margin-bottom="0cm" loext:contextual-spacing="false" fo:line-height="144%" fo:break-before="auto" fo:break-after="auto" style:writing-mode="lr-tb"/>
      <style:text-properties fo:font-weight="bold" style:font-weight-asian="bold" style:font-weight-complex="bold"/>
    </style:style>
    <style:style style:name="P31" style:family="paragraph" style:parent-style-name="Heading_20_1">
      <style:paragraph-properties fo:margin-top="0cm" fo:margin-bottom="0cm" loext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32" style:family="paragraph" style:parent-style-name="Normal">
      <style:text-properties fo:font-weight="bold" officeooo:paragraph-rsid="0010ee01" style:font-weight-asian="bold"/>
    </style:style>
    <style:style style:name="P33" style:family="paragraph" style:parent-style-name="Normal">
      <style:paragraph-properties fo:margin-top="0cm" fo:margin-bottom="0cm" loext:contextual-spacing="false" fo:line-height="100%"/>
      <style:text-properties fo:font-weight="bold" officeooo:paragraph-rsid="0010ee01" style:font-weight-asian="bold"/>
    </style:style>
    <style:style style:name="P34" style:family="paragraph" style:parent-style-name="Normal">
      <style:paragraph-properties fo:margin-top="0cm" fo:margin-bottom="0cm" loext:contextual-spacing="false" fo:line-height="100%"/>
      <style:text-properties fo:font-weight="bold" officeooo:rsid="0012b944" officeooo:paragraph-rsid="0010ee01" style:font-weight-asian="bold"/>
    </style:style>
    <style:style style:name="P35" style:family="paragraph" style:parent-style-name="Normal">
      <style:paragraph-properties fo:margin-top="0cm" fo:margin-bottom="0cm" loext:contextual-spacing="false" fo:line-height="100%"/>
      <style:text-properties fo:font-weight="bold" officeooo:rsid="001b8faa" officeooo:paragraph-rsid="0010ee01" style:font-weight-asian="bold"/>
    </style:style>
    <style:style style:name="P36" style:family="paragraph" style:parent-style-name="Normal">
      <style:paragraph-properties fo:margin-top="0cm" fo:margin-bottom="0cm" loext:contextual-spacing="false" fo:line-height="100%"/>
      <style:text-properties fo:font-weight="bold" officeooo:rsid="001418f9" officeooo:paragraph-rsid="0010ee01" style:font-weight-asian="bold"/>
    </style:style>
    <style:style style:name="P37" style:family="paragraph" style:parent-style-name="Normal">
      <style:paragraph-properties fo:margin-top="0cm" fo:margin-bottom="0cm" loext:contextual-spacing="false" fo:line-height="100%"/>
      <style:text-properties fo:font-weight="bold" officeooo:rsid="0010ee01" officeooo:paragraph-rsid="0010ee01" style:font-weight-asian="bold"/>
    </style:style>
    <style:style style:name="T1" style:family="text">
      <style:text-properties fo:color="#00b050" fo:font-size="12pt" fo:font-weight="bold" officeooo:rsid="000d1dfc" style:font-size-asian="12pt" style:font-weight-asian="bold" style:font-size-complex="12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f5195" style:font-weight-asian="normal" style:font-weight-complex="normal"/>
    </style:style>
    <style:style style:name="T5" style:family="text">
      <style:text-properties officeooo:rsid="001418f9"/>
    </style:style>
    <style:style style:name="T6" style:family="text">
      <style:text-properties officeooo:rsid="0010ee01"/>
    </style:style>
    <style:style style:name="T7" style:family="text">
      <style:text-properties officeooo:rsid="001b8faa"/>
    </style:style>
    <style:style style:name="T8" style:family="text">
      <style:text-properties officeooo:rsid="000f2b80" style:font-weight-complex="normal"/>
    </style:style>
    <style:style style:name="T9" style:family="text">
      <style:text-properties officeooo:rsid="0010ee01" style:font-weight-complex="normal"/>
    </style:style>
    <style:style style:name="T10" style:family="text">
      <style:text-properties officeooo:rsid="000f5195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671cm" fo:text-indent="-0.635cm" fo:margin-left="4.6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306cm" fo:text-indent="-0.635cm" fo:margin-left="5.3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941cm" fo:text-indent="-0.635cm" fo:margin-left="5.9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576cm" fo:text-indent="-0.635cm" fo:margin-left="6.5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211cm" fo:text-indent="-0.635cm" fo:margin-left="7.2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846cm" fo:text-indent="-0.635cm" fo:margin-left="7.8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481cm" fo:text-indent="-0.635cm" fo:margin-left="8.4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116cm" fo:text-indent="-0.635cm" fo:margin-left="9.1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751cm" fo:text-indent="-0.635cm" fo:margin-left="9.7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386cm" fo:text-indent="-0.635cm" fo:margin-left="10.3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elatório de Garantia de Qualidade</text:p>
      <text:p text:style-name="P9">Relatório Qualidade Sprint <text:span text:style-name="T6">2</text:span></text:p>
      <text:p text:style-name="P1"/>
      <text:p text:style-name="P1"/>
      <text:p text:style-name="P3"><text:span text:style-name="T2">Projeto: </text:span><text:span text:style-name="T1">SVRI</text:span></text:p>
      <text:p text:style-name="P3"><text:span text:style-name="T2">Responsável pela Elaboração: </text:span><text:span text:style-name="T1">Lucas Henrique Nonato de Oliveira</text:span></text:p>
      <text:p text:style-name="P3"><text:span text:style-name="T2">Função do Responsável: </text:span><text:span text:style-name="T1">Gerente de Qualidade</text:span></text:p>
      <text:p text:style-name="P4"><text:span text:style-name="T2">E-mail do Responsável: </text:span><text:a xlink:type="simple" xlink:href="mailto:lucashnoliveira@gmail.com" text:style-name="Internet_20_link" text:visited-style-name="Visited_20_Internet_20_Link"><text:span text:style-name="T1">lucashnoliveira@gmail.com</text:span></text:a></text:p>
      <text:p text:style-name="P1"/>
      <text:p text:style-name="P1"/>
      <text:p text:style-name="P2">Histórico de Alteraçõ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Data</text:p>
          </table:table-cell>
          <table:table-cell table:style-name="Table1.A1" office:value-type="string">
            <text:p text:style-name="P7">Versão</text:p>
          </table:table-cell>
          <table:table-cell table:style-name="Table1.A1" office:value-type="string">
            <text:p text:style-name="P7">Descrição</text:p>
          </table:table-cell>
          <table:table-cell table:style-name="Table1.A1" office:value-type="string">
            <text:p text:style-name="P7">Autor</text:p>
          </table:table-cell>
        </table:table-row>
        <table:table-row>
          <table:table-cell table:style-name="Table1.A2" office:value-type="string">
            <text:p text:style-name="P6">01/06/2015</text:p>
          </table:table-cell>
          <table:table-cell table:style-name="Table1.A2" office:value-type="string">
            <text:p text:style-name="P6">1.0</text:p>
          </table:table-cell>
          <table:table-cell table:style-name="Table1.A2" office:value-type="string">
            <text:p text:style-name="P6">Relatório de Qualidade final do sprint 1</text:p>
          </table:table-cell>
          <table:table-cell table:style-name="Table1.A2" office:value-type="string">
            <text:p text:style-name="P6">Lucas Oliveira</text:p>
          </table:table-cell>
        </table:table-row>
        <table:table-row>
          <table:table-cell table:style-name="Table1.A2" office:value-type="string">
            <text:p text:style-name="P26">11/06/2015</text:p>
          </table:table-cell>
          <table:table-cell table:style-name="Table1.A2" office:value-type="string">
            <text:p text:style-name="P26">2.0</text:p>
          </table:table-cell>
          <table:table-cell table:style-name="Table1.A2" office:value-type="string">
            <text:p text:style-name="P26">Relatório de Qualidade final do sprint 2</text:p>
          </table:table-cell>
          <table:table-cell table:style-name="Table1.A2" office:value-type="string">
            <text:p text:style-name="P26">Lucas Oliveira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9" text:outline-level="10"><text:bookmark text:name="h.gjdgxs"/></text:h>
      <text:p text:style-name="P1"/>
      <text:p text:style-name="P1"/>
      <text:p text:style-name="P1"/>
      <text:p text:style-name="P8"/>
      <text:p text:style-name="P1"/>
      <text:p text:style-name="P1"/>
      <text:h text:style-name="P30" text:outline-level="10"><text:bookmark text:name="h.30j0zll"/><text:soft-page-break/>Propósito</text:h>
      <text:h text:style-name="P14" text:outline-level="10">O propósito deste documento é o de relatar as não-conformidades encontradas no decorrer do primeiro sprint, verificando a adequação aos processos pré-definidos.</text:h>
      <text:h text:style-name="P16" text:outline-level="10"/>
      <text:h text:style-name="P31" text:outline-level="10"><text:bookmark text:name="h.1fob9te"/>Relatório</text:h>
      <text:h text:style-name="P20" text:outline-level="10">Como se trata do <text:span text:style-name="T6">segundo</text:span> sprint do projeto SVRI foram avaliados <text:span text:style-name="T6">os artefatos que se encontram marcados na primeira aba do check list utilizado no segundo sprint.. </text:span></text:h>
      <text:h text:style-name="P14" text:outline-level="10"/>
      <text:h text:style-name="P27" text:outline-level="10"><text:bookmark text:name="h.2et92p0"/>Documentos </text:h>
      <text:h text:style-name="P18" text:outline-level="10">Foram produzidos três documentos principais durante o processo de garantia da qualidade do <text:span text:style-name="T6">segundo</text:span> sprint. Os documentos estão presentes no repositório do projeto no git hub. Abaixo são listados os documentos produzidos.</text:h>
      <text:list xml:id="list426230688822840646" text:style-name="L1">
        <text:list-item>
          <text:h text:style-name="P23" text:outline-level="10">CheckList Garantia de Qualidade_Sprint<text:span text:style-name="T6">2</text:span>.xls</text:h>
        </text:list-item>
        <text:list-item>
          <text:h text:style-name="P24" text:outline-level="10">Documentacao Não Conformidade_Sprint<text:span text:style-name="T6">2</text:span>.odt</text:h>
        </text:list-item>
        <text:list-item>
          <text:h text:style-name="P24" text:outline-level="10">Relatório_Acompanhamento_Não_Conformidades_Sprint<text:span text:style-name="T6">2.</text:span>xls</text:h>
          <text:h text:style-name="P25" text:outline-level="10"/>
        </text:list-item>
      </text:list>
      <text:h text:style-name="P27" text:outline-level="10"><text:bookmark text:name="h.tyjcwt"/>Não conformidades</text:h>
      <text:h text:style-name="P15" text:outline-level="10"><text:span text:style-name="T8">Foram identificadas </text:span><text:span text:style-name="T9">duas</text:span><text:span text:style-name="T8"> não conformidades </text:span><text:span text:style-name="T10">durante a auditoria. Todas as não conformidades foram acompanhadas até a sua solução. Abaixo são listadas as não conformidades encontradas. </text:span></text:h>
      <text:h text:style-name="P15" text:outline-level="10"><text:span text:style-name="T10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3">Identificação Não Conformidade</text:p>
          </table:table-cell>
          <table:table-cell table:style-name="Tabela1.A1" office:value-type="string">
            <text:p text:style-name="P34">000<text:span text:style-name="T7">4</text:span></text:p>
          </table:table-cell>
        </table:table-row>
        <table:table-row>
          <table:table-cell table:style-name="Tabela1.A1" office:value-type="string">
            <text:p text:style-name="P33">Setor Responsável</text:p>
          </table:table-cell>
          <table:table-cell table:style-name="Tabela1.A1" office:value-type="string">
            <text:p text:style-name="P34">Verificação e Validação</text:p>
          </table:table-cell>
        </table:table-row>
        <table:table-row>
          <table:table-cell table:style-name="Tabela1.A1" office:value-type="string">
            <text:p text:style-name="P33">Descrição da Não Conformidade</text:p>
          </table:table-cell>
          <table:table-cell table:style-name="Tabela1.A1" office:value-type="string">
            <text:p text:style-name="P35">Relatório de verificação e validação da etapa de análise e design não foi feita na data correta.</text:p>
          </table:table-cell>
        </table:table-row>
        <table:table-row>
          <table:table-cell table:style-name="Tabela1.A1" office:value-type="string">
            <text:p text:style-name="P33">Criticidade</text:p>
          </table:table-cell>
          <table:table-cell table:style-name="Tabela1.A1" office:value-type="string">
            <text:p text:style-name="P35">Media</text:p>
          </table:table-cell>
        </table:table-row>
        <table:table-row>
          <table:table-cell table:style-name="Tabela1.A1" office:value-type="string">
            <text:p text:style-name="P33">Solução Sugerida</text:p>
          </table:table-cell>
          <table:table-cell table:style-name="Tabela1.A1" office:value-type="string">
            <text:p text:style-name="P34">Realizar o mais rápido possível o relatório de verificação e validação da <text:span text:style-name="T7">eta de análise e design</text:span></text:p>
          </table:table-cell>
        </table:table-row>
        <table:table-row>
          <table:table-cell table:style-name="Tabela1.A1" office:value-type="string">
            <text:p text:style-name="P33">Prazo para solução</text:p>
          </table:table-cell>
          <table:table-cell table:style-name="Tabela1.A1" office:value-type="string">
            <text:p text:style-name="P35">10/06/2015</text:p>
          </table:table-cell>
        </table:table-row>
        <table:table-row>
          <table:table-cell table:style-name="Tabela1.A1" office:value-type="string">
            <text:p text:style-name="P33">Data da Auditoria</text:p>
          </table:table-cell>
          <table:table-cell table:style-name="Tabela1.A1" office:value-type="string">
            <text:p text:style-name="P35">03/06/2015</text:p>
          </table:table-cell>
        </table:table-row>
        <table:table-row>
          <table:table-cell table:style-name="Tabela1.A1" office:value-type="string">
            <text:p text:style-name="P33">Responsável pelo Setor </text:p>
          </table:table-cell>
          <table:table-cell table:style-name="Tabela1.A1" office:value-type="string">
            <text:p text:style-name="P34">Marcos V <text:span text:style-name="T5">Ribeiro Silva (marcosvribeirosilva@gmail.com)</text:span></text:p>
          </table:table-cell>
        </table:table-row>
        <table:table-row>
          <table:table-cell table:style-name="Tabela1.A1" office:value-type="string">
            <text:p text:style-name="P33">Data da Notificação</text:p>
          </table:table-cell>
          <table:table-cell table:style-name="Tabela1.A1" office:value-type="string">
            <text:p text:style-name="P35">03/06/2015</text:p>
          </table:table-cell>
        </table:table-row>
      </table:table>
      <text:p text:style-name="P32"/>
      <text:p text:style-name="P32"/>
      <text:p text:style-name="P32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3">Identificação Não Conformidade</text:p>
          </table:table-cell>
          <table:table-cell table:style-name="Tabela2.A1" office:value-type="string">
            <text:p text:style-name="P36">000<text:span text:style-name="T7">5</text:span></text:p>
          </table:table-cell>
        </table:table-row>
        <table:table-row>
          <table:table-cell table:style-name="Tabela2.A1" office:value-type="string">
            <text:p text:style-name="P33">Setor Responsável</text:p>
          </table:table-cell>
          <table:table-cell table:style-name="Tabela2.A1" office:value-type="string">
            <text:p text:style-name="P35">Equipe de Desenvolvimento</text:p>
          </table:table-cell>
        </table:table-row>
        <table:table-row>
          <table:table-cell table:style-name="Tabela2.A1" office:value-type="string">
            <text:p text:style-name="P33">Descrição da Não Conformidade</text:p>
          </table:table-cell>
          <table:table-cell table:style-name="Tabela2.A1" office:value-type="string">
            <text:p text:style-name="P35">A segunda release do sistema não foi comunicada a todos os interessados.</text:p>
          </table:table-cell>
        </table:table-row>
        <table:table-row>
          <table:table-cell table:style-name="Tabela2.A1" office:value-type="string">
            <text:p text:style-name="P33">Criticidade</text:p>
          </table:table-cell>
          <table:table-cell table:style-name="Tabela2.A1" office:value-type="string">
            <text:p text:style-name="P35">Baixa</text:p>
          </table:table-cell>
        </table:table-row>
        <table:table-row>
          <table:table-cell table:style-name="Tabela2.A1" office:value-type="string">
            <text:p text:style-name="P33">Solução Sugerida</text:p>
          </table:table-cell>
          <table:table-cell table:style-name="Tabela2.A1" office:value-type="string">
            <text:p text:style-name="P35">Sempre comunicar a liberação de uma nova release.</text:p>
          </table:table-cell>
        </table:table-row>
        <table:table-row>
          <table:table-cell table:style-name="Tabela2.A1" office:value-type="string">
            <text:p text:style-name="P33">Prazo para solução</text:p>
          </table:table-cell>
          <table:table-cell table:style-name="Tabela2.A1" office:value-type="string">
            <text:p text:style-name="P35">10/06/2015</text:p>
          </table:table-cell>
        </table:table-row>
        <table:table-row>
          <table:table-cell table:style-name="Tabela2.A1" office:value-type="string">
            <text:p text:style-name="P33">Data da Auditoria</text:p>
          </table:table-cell>
          <table:table-cell table:style-name="Tabela2.A1" office:value-type="string">
            <text:p text:style-name="P35">03/06/2015</text:p>
          </table:table-cell>
        </table:table-row>
        <table:table-row>
          <table:table-cell table:style-name="Tabela2.A1" office:value-type="string">
            <text:p text:style-name="P33">Responsável pelo Setor </text:p>
          </table:table-cell>
          <table:table-cell table:style-name="Tabela2.A1" office:value-type="string">
            <text:p text:style-name="P37">Equipe de desenvolvimento</text:p>
          </table:table-cell>
        </table:table-row>
        <table:table-row>
          <table:table-cell table:style-name="Tabela2.A1" office:value-type="string">
            <text:p text:style-name="P33">Data da Notificação</text:p>
          </table:table-cell>
          <table:table-cell table:style-name="Tabela2.A1" office:value-type="string">
            <text:p text:style-name="P35">03/06/2015</text:p>
          </table:table-cell>
        </table:table-row>
      </table:table>
      <text:p text:style-name="P12"/>
      <text:h text:style-name="P19" text:outline-level="10"/>
      <text:h text:style-name="P17" text:outline-level="10"><text:soft-page-break/></text:h>
      <text:h text:style-name="P27" text:outline-level="10"><text:bookmark text:name="h.3dy6vkm"/>Relatório Final de Qualidade</text:h>
      <text:h text:style-name="P28" text:outline-level="10"/>
      <text:h text:style-name="P21" text:outline-level="10">As não conformidades 000<text:span text:style-name="T6">4 e 0005 são de média e baixa criticidade respectivamente, e logo foram corrigidas assim podemos verificar que a equipe esteve alinhada com os processos durante o sprint 2, garantindo assim um produto de maior qualidade oferecido ao final do sprint.</text:span></text:h>
      <text:p text:style-name="P10"/>
      <text:p text:style-name="P1"/>
      <text:p text:style-name="P1"/>
      <text:h text:style-name="P31" text:outline-level="10"><text:bookmark text:name="h.1t3h5sf"/>Referências</text:h>
      <text:h text:style-name="P22" text:outline-level="10"><text:span text:style-name="T4">O </text:span><text:span text:style-name="T3">check list foi utilizado para encontrar as não conformidades no processo de auditoria.</text:span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fo:color="#000000" style:font-name="Trebuchet MS" fo:font-family="'Trebuchet MS'" fo:font-size="16pt" fo:font-weight="normal" style:font-name-asian="Trebuchet MS" style:font-family-asian="'Trebuchet MS'" style:font-size-asian="16pt" style:font-weight-asian="normal" style:font-name-complex="Trebuchet MS" style:font-family-complex="'Trebuchet MS'" style:font-size-complex="16pt" style:font-weight-complex="normal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fo:color="#000000"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fo:font-weight="normal" style:font-name-asian="Trebuchet MS" style:font-family-asian="'Trebuchet MS'" style:font-size-asian="11pt" style:font-weight-asian="normal" style:font-name-complex="Trebuchet MS" style:font-family-complex="'Trebuchet MS'" style:font-size-complex="11pt" style:font-weight-complex="normal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weight="normal" style:font-name-asian="Trebuchet MS" style:font-family-asian="'Trebuchet MS'" style:font-size-asian="11pt" style:font-weight-asian="normal" style:font-name-complex="Trebuchet MS" style:font-family-complex="'Trebuchet MS'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fo:font-weight="normal" style:font-name-asian="Trebuchet MS" style:font-family-asian="'Trebuchet MS'" style:font-size-asian="11pt" style:font-style-asian="italic" style:font-weight-asian="normal" style:font-name-complex="Trebuchet MS" style:font-family-complex="'Trebuchet MS'" style:font-size-complex="11pt" style:font-style-complex="italic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fo:color="#000000" style:font-name="Trebuchet MS" fo:font-family="'Trebuchet MS'" fo:font-size="21pt" fo:font-weight="normal" style:font-name-asian="Trebuchet MS" style:font-family-asian="'Trebuchet MS'" style:font-size-asian="21pt" style:font-weight-asian="normal" style:font-name-complex="Trebuchet MS" style:font-family-complex="'Trebuchet MS'" style:font-size-complex="21pt" style:font-weight-complex="normal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fo:font-weight="normal" style:font-name-asian="Trebuchet MS" style:font-family-asian="'Trebuchet MS'" style:font-size-asian="13pt" style:font-style-asian="italic" style:font-weight-asian="normal" style:font-name-complex="Trebuchet MS" style:font-family-complex="'Trebuchet MS'" style:font-size-complex="13pt" style:font-style-complex="italic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List1Level0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1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1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1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1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1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1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0cm" fo:margin-bottom="1.27cm" loext:contextual-spacing="false"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21.006cm" fo:page-height="29.693cm" style:num-format="1" style:print-orientation="portrait" fo:margin-top="2.54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2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ágina <text:page-number text:select-page="current">3</text:page-number></text:p>
      </style:footer>
    </style:master-page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dc:title/>
    <meta:initial-creator/>
    <meta:editing-cycles>4</meta:editing-cycles>
    <dc:date>2015-06-11T23:46:07.154000000</dc:date>
    <meta:editing-duration>P1DT4H47M3S</meta:editing-duration>
    <meta:document-statistic meta:table-count="3" meta:image-count="0" meta:object-count="0" meta:page-count="3" meta:paragraph-count="72" meta:word-count="372" meta:character-count="2610" meta:non-whitespace-character-count="2308"/>
  </office:meta>
</office:document-meta>
</file>